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rect draw:style-name="gr1" draw:layer="layout" svg:width="2cm" svg:height="2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radient - Dark-light horizontal gradient box</dc:title>
    <meta:creation-date>2011-02-07T16:49:04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